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fdacf" officeooo:paragraph-rsid="001c7152"/>
    </style:style>
    <style:style style:name="P2" style:family="paragraph" style:parent-style-name="Text_20_body">
      <style:text-properties officeooo:rsid="0025ddff" officeooo:paragraph-rsid="0025ddff"/>
    </style:style>
    <style:style style:name="P3" style:family="paragraph" style:parent-style-name="Text_20_body">
      <style:text-properties officeooo:rsid="0025ddff" officeooo:paragraph-rsid="002cab91"/>
    </style:style>
    <style:style style:name="P4" style:family="paragraph" style:parent-style-name="Text_20_body">
      <style:text-properties officeooo:rsid="0026d37d" officeooo:paragraph-rsid="0025ddff"/>
    </style:style>
    <style:style style:name="P5" style:family="paragraph" style:parent-style-name="Text_20_body">
      <style:text-properties officeooo:rsid="0028a704" officeooo:paragraph-rsid="0028a704"/>
    </style:style>
    <style:style style:name="P6" style:family="paragraph" style:parent-style-name="Text_20_body">
      <style:text-properties officeooo:paragraph-rsid="002beff7"/>
    </style:style>
    <style:style style:name="P7" style:family="paragraph" style:parent-style-name="Text_20_body">
      <style:text-properties officeooo:rsid="002cab91" officeooo:paragraph-rsid="002cab91"/>
    </style:style>
    <style:style style:name="P8" style:family="paragraph" style:parent-style-name="Text_20_body">
      <style:text-properties officeooo:rsid="002fce4e" officeooo:paragraph-rsid="0031843e"/>
    </style:style>
    <style:style style:name="P9" style:family="paragraph" style:parent-style-name="Text_20_body">
      <style:text-properties officeooo:paragraph-rsid="003663b4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354498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style:font-name="Consolas" fo:font-size="9.5pt" officeooo:paragraph-rsid="00354498" fo:background-color="#ffffff" style:font-size-asian="9.5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8000" style:font-name="Consolas" fo:font-size="9.5pt" fo:background-color="#ffffff" style:font-size-asian="9.5pt"/>
    </style:style>
    <style:style style:name="P15" style:family="paragraph" style:parent-style-name="Text_20_body">
      <style:text-properties fo:color="#008000" officeooo:paragraph-rsid="0032182f"/>
    </style:style>
    <style:style style:name="P16" style:family="paragraph" style:parent-style-name="Text_20_body">
      <style:text-properties officeooo:rsid="0032182f" officeooo:paragraph-rsid="0032182f"/>
    </style:style>
    <style:style style:name="P17" style:family="paragraph" style:parent-style-name="Text_20_body">
      <style:text-properties officeooo:rsid="0023a590" officeooo:paragraph-rsid="004101d6"/>
    </style:style>
    <style:style style:name="T1" style:family="text">
      <style:text-properties fo:color="#000000" style:font-name="Consolas" fo:font-size="9.5pt" fo:background-color="#ffffff" loext:char-shading-value="0" style:font-size-asian="9.5pt"/>
    </style:style>
    <style:style style:name="T2" style:family="text">
      <style:text-properties officeooo:rsid="0028a704"/>
    </style:style>
    <style:style style:name="T3" style:family="text">
      <style:text-properties officeooo:rsid="0029b862"/>
    </style:style>
    <style:style style:name="T4" style:family="text">
      <style:text-properties officeooo:rsid="002aec41"/>
    </style:style>
    <style:style style:name="T5" style:family="text">
      <style:text-properties officeooo:rsid="002beff7"/>
    </style:style>
    <style:style style:name="T6" style:family="text">
      <style:text-properties fo:color="#000080" officeooo:rsid="002beff7"/>
    </style:style>
    <style:style style:name="T7" style:family="text">
      <style:text-properties officeooo:rsid="002d5b5a"/>
    </style:style>
    <style:style style:name="T8" style:family="text">
      <style:text-properties officeooo:rsid="002eaa05"/>
    </style:style>
    <style:style style:name="T9" style:family="text">
      <style:text-properties officeooo:rsid="00300976"/>
    </style:style>
    <style:style style:name="T10" style:family="text">
      <style:text-properties officeooo:rsid="00315f87"/>
    </style:style>
    <style:style style:name="T11" style:family="text">
      <style:text-properties officeooo:rsid="0031843e"/>
    </style:style>
    <style:style style:name="T12" style:family="text">
      <style:text-properties officeooo:rsid="00354498"/>
    </style:style>
    <style:style style:name="T13" style:family="text">
      <style:text-properties officeooo:rsid="0037fd45"/>
    </style:style>
    <style:style style:name="T14" style:family="text">
      <style:text-properties officeooo:rsid="00383f52"/>
    </style:style>
    <style:style style:name="T15" style:family="text">
      <style:text-properties fo:color="#0000ff" style:font-name="Consolas" fo:font-size="9.5pt" fo:background-color="#ffffff" loext:char-shading-value="0" style:font-size-asian="9.5pt"/>
    </style:style>
    <style:style style:name="T16" style:family="text">
      <style:text-properties fo:color="#2b91af" style:font-name="Consolas" fo:font-size="9.5pt" fo:background-color="#ffffff" loext:char-shading-value="0" style:font-size-asian="9.5pt"/>
    </style:style>
    <style:style style:name="T17" style:family="text">
      <style:text-properties fo:color="#808080" style:font-name="Consolas" fo:font-size="9.5pt" fo:background-color="#ffffff" loext:char-shading-value="0" style:font-size-asian="9.5pt"/>
    </style:style>
    <style:style style:name="T18" style:family="text">
      <style:text-properties officeooo:rsid="003c8a78"/>
    </style:style>
    <style:style style:name="T19" style:family="text">
      <style:text-properties fo:font-size="7pt" officeooo:rsid="002efa7f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oot object</text:h>
      <text:p text:style-name="P17"><text:span text:style-name="T19">180727, updated 18.5.2019/pekka</text:span></text:p>
      <text:p text:style-name="P17"><text:span text:style-name="T18">An iocRoot </text:span>object <text:span text:style-name="T14">is </text:span>the root of communication object hierarchy, <text:span text:style-name="T18">and must be initalized before using any other iocom functions.</text:span> It holds first and last object pointers for memory block list, connection list, <text:span text:style-name="T13">etc</text:span>.</text:p>
      <text:p text:style-name="P1"/>
      <text:p text:style-name="P2">If the library is compiled to support multi-threading, the root object holds also the mutex to synchronize access to communication object hierarchy. </text:p>
      <text:p text:style-name="P2"/>
      <text:p text:style-name="P7">An application can have multiple root objects to keep communication. This is useful when using multi-threading in client, to make sure that separate socket connects, etc work independently <text:span text:style-name="T7">without delays caused by the other</text:span>.</text:p>
      <text:p text:style-name="P3"/>
      <text:p text:style-name="P5">The ioc_initialize_<text:span text:style-name="T12">root</text:span>() function initializes the root object. The root object can always be allocated</text:p>
      <text:p text:style-name="P5"><text:span text:style-name="T8">global variable</text:span>. In this case pointer to memory to be initialized is given as argument <text:s/>and return value is the same pointer. If dynamic memory allocation is supported, <text:span text:style-name="T4">and </text:span>the <text:span text:style-name="T3">root argument is OS_NULL, the root object is allocated by the function. </text:span></text:p>
      <text:p text:style-name="P4"/>
      <text:p text:style-name="P11"><text:span text:style-name="T15">void</text:span><text:span text:style-name="T1"> ioc_initialize_root(</text:span></text:p>
      <text:p text:style-name="P11"><text:span text:style-name="T1"><text:s text:c="4"/></text:span><text:span text:style-name="T16">iocRoot</text:span><text:span text:style-name="T1"> *</text:span><text:span text:style-name="T17">root</text:span><text:span text:style-name="T1">);</text:span></text:p>
      <text:p text:style-name="P13"/>
      <text:p text:style-name="P9"><text:span text:style-name="T2">The ioc_release_root() function releases resources allocated for the root object.</text:span><text:span text:style-name="T6"> </text:span><text:span text:style-name="T5">Memory allocated for the root object is freed, if it was allocated by ioc_initialize_root(). </text:span></text:p>
      <text:p text:style-name="P6"/>
      <text:p text:style-name="P10"><text:span text:style-name="T15">void</text:span><text:span text:style-name="T1"> ioc_release_root(</text:span></text:p>
      <text:p text:style-name="Standard"><text:span text:style-name="T1"><text:s text:c="4"/></text:span><text:span text:style-name="T16">iocRoot</text:span><text:span text:style-name="T1"> *</text:span><text:span text:style-name="T17">root</text:span><text:span text:style-name="T1">);</text:span></text:p>
      <text:p text:style-name="P12"/>
      <text:p text:style-name="P8">Lock functions are are used to lock object <text:span text:style-name="T9">hierarchy</text:span> <text:span text:style-name="T10">for</text:span> the root so it can be accessed only by one thread at the time. <text:span text:style-name="T11">Once the ioc_lock() is called by one threads, other threads are paused when they ioc_lock(), until the first thread calls ioc_unlock().</text:span></text:p>
      <text:p text:style-name="P8"/>
      <text:p text:style-name="P10"><text:span text:style-name="T15">void</text:span><text:span text:style-name="T1"> ioc_lock(</text:span></text:p>
      <text:p text:style-name="P10"><text:span text:style-name="T1"><text:s text:c="4"/></text:span><text:span text:style-name="T16">iocRoot</text:span><text:span text:style-name="T1"> *</text:span><text:span text:style-name="T17">root</text:span><text:span text:style-name="T1">);</text:span></text:p>
      <text:p text:style-name="P14"/>
      <text:p text:style-name="P10"><text:span text:style-name="T15">void</text:span><text:span text:style-name="T1"> ioc_unlock(</text:span></text:p>
      <text:p text:style-name="Standard"><text:span text:style-name="T1"><text:s text:c="4"/></text:span><text:span text:style-name="T16">iocRoot</text:span><text:span text:style-name="T1"> *</text:span><text:span text:style-name="T17">root</text:span><text:span text:style-name="T1">);</text:span></text:p>
      <text:p text:style-name="P15"/>
      <text:p text:style-name="P16">If the multi-threading support is not enabled for the build, these lock/unlock functions are replaced by empty macros, which do nothing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6-20T18:09:18.319000000</dc:date>
    <meta:editing-duration>PT2H17M19S</meta:editing-duration>
    <meta:editing-cycles>4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8" meta:word-count="257" meta:character-count="1698" meta:non-whitespace-character-count="1439"/>
  </office:meta>
</office:document-meta>
</file>